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1fb8b" officeooo:paragraph-rsid="0001fb8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6cb69" officeooo:paragraph-rsid="0006cb69" style:font-size-asian="10.5pt" style:font-weight-asian="normal" style:font-size-complex="12pt" style:font-weight-complex="normal"/>
    </style:style>
    <style:style style:name="T1" style:family="text">
      <style:text-properties officeooo:rsid="00057764"/>
    </style:style>
    <style:style style:name="T2" style:family="text">
      <style:text-properties officeooo:rsid="0006cb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_Report</text:p>
      <text:p text:style-name="P2"/>
      <text:p text:style-name="P3">Pratljacic:</text:p>
      <text:list xml:id="list3171305367" text:style-name="L1">
        <text:list-item>
          <text:p text:style-name="P4">React.js Client <text:span text:style-name="T1">(in progress)</text:span></text:p>
        </text:list-item>
        <text:list-item>
          <text:p text:style-name="P9">Create Datamodel <text:span text:style-name="T1">(done)</text:span></text:p>
        </text:list-item>
      </text:list>
      <text:p text:style-name="P3">Nemec:</text:p>
      <text:list xml:id="list3372910613" text:style-name="L2">
        <text:list-item>
          <text:p text:style-name="P5">Android Client <text:span text:style-name="T1">(in progress)</text:span></text:p>
        </text:list-item>
        <text:list-item>
          <text:p text:style-name="P10">Create Datamodel (done)</text:p>
        </text:list-item>
        <text:list-item>
          <text:p text:style-name="P7">Create tables for database in Oracle-SQL <text:span text:style-name="T2">(done)</text:span></text:p>
        </text:list-item>
      </text:list>
      <text:p text:style-name="P3">Gerges:</text:p>
      <text:list xml:id="list2917282293" text:style-name="L3">
        <text:list-item>
          <text:p text:style-name="P6">C# Client <text:span text:style-name="T1">(in progress)</text:span></text:p>
        </text:list-item>
        <text:list-item>
          <text:p text:style-name="P8">Create Datamodel <text:span text:style-name="T2">(done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40:51.807378154</meta:creation-date>
    <dc:date>2018-11-15T23:47:45.929314769</dc:date>
    <meta:editing-duration>PT6M5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39" meta:character-count="240" meta:non-whitespace-character-count="219"/>
  </office:meta>
</office:document-meta>
</file>